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3" style:family="graphic" style:parent-style-name="standard">
      <style:graphic-properties svg:stroke-color="#2323dc" draw:fill="solid" draw:fill-color="#2323dc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fill-color="#2323dc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469cm" svg:height="0.962cm" svg:x="6.207cm" svg:y="11.389cm">
          <draw:text-box>
            <text:p>E[taxon duration for cohort j]</text:p>
          </draw:text-box>
        </draw:frame>
        <draw:frame draw:style-name="gr1" draw:layer="layout" svg:width="1.874cm" svg:height="2.384cm" svg:x="1.92cm" svg:y="8.446cm">
          <draw:text-box>
            <text:p>body</text:p>
            <text:p>size </text:p>
            <text:p>for j</text:p>
          </draw:text-box>
        </draw:frame>
        <draw:frame draw:style-name="gr1" draw:layer="layout" svg:width="4.477cm" svg:height="2.384cm" svg:x="3.159cm" svg:y="5.652cm">
          <draw:text-box>
            <text:p>environmental</text:p>
            <text:p>preference</text:p>
            <text:p>for j</text:p>
          </draw:text-box>
        </draw:frame>
        <draw:frame draw:style-name="gr2" draw:layer="layout" svg:width="4.477cm" svg:height="1.673cm" svg:x="8.112cm" svg:y="4.636cm">
          <draw:text-box>
            <text:p>environmental</text:p>
            <text:p>breadth for j</text:p>
          </draw:text-box>
        </draw:frame>
        <draw:frame draw:style-name="gr1" draw:layer="layout" svg:width="3.63cm" svg:height="1.673cm" svg:x="13.192cm" svg:y="5.674cm">
          <draw:text-box>
            <text:p>geographic</text:p>
            <text:p>range for j</text:p>
          </draw:text-box>
        </draw:frame>
        <draw:frame draw:style-name="gr1" draw:layer="layout" svg:width="1.98cm" svg:height="1.673cm" svg:x="17.129cm" svg:y="8.522cm">
          <draw:text-box>
            <text:p>“age”</text:p>
            <text:p>for j</text:p>
          </draw:text-box>
        </draw:frame>
        <draw:custom-shape draw:style-name="gr3" draw:text-style-name="P1" draw:layer="layout" svg:width="21cm" svg:height="4.566cm" svg:x="0cm" svg:y="3.267cm">
          <text:p/>
          <draw:enhanced-geometry svg:viewBox="0 0 21600 21600" draw:type="block-arc" draw:modifiers="-154.817562811821 7263.849066330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" draw:layer="layout" svg:x1="4.302cm" svg:y1="9.357cm" svg:x2="7.223cm" svg:y2="11.135cm">
          <text:p/>
        </draw:line>
        <draw:line draw:style-name="gr4" draw:text-style-name="P1" draw:layer="layout" svg:x1="6.842cm" svg:y1="7.177cm" svg:x2="9.128cm" svg:y2="10.754cm">
          <text:p/>
        </draw:line>
        <draw:line draw:style-name="gr4" draw:text-style-name="P1" draw:layer="layout" svg:x1="10.017cm" svg:y1="6.563cm" svg:x2="10.128cm" svg:y2="10.754cm">
          <text:p/>
        </draw:line>
        <draw:line draw:style-name="gr4" draw:text-style-name="P1" draw:layer="layout" svg:x1="13.319cm" svg:y1="7.198cm" svg:x2="11.541cm" svg:y2="10.881cm">
          <text:p/>
        </draw:line>
        <draw:line draw:style-name="gr4" draw:text-style-name="P1" draw:layer="layout" svg:x1="16.748cm" svg:y1="9.103cm" svg:x2="13.573cm" svg:y2="11.135cm">
          <text:p/>
        </draw:line>
        <draw:frame draw:style-name="gr1" draw:layer="layout" svg:width="8.986cm" svg:height="0.962cm" svg:x="5.634cm" svg:y="1.167cm">
          <draw:text-box>
            <text:p>correlation of effects over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2:47:32.246113056</meta:creation-date>
    <dc:date>2015-10-26T13:14:46.016762584</dc:date>
    <meta:editing-duration>PT11M37S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